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11 6 4 2 2 2 2 2 4"/>
    <style:font-face style:name="Noto Serif SC" svg:font-family="Noto Serif SC" style:font-family-generic="system" style:font-pitch="variable" svg:panose-1="2 11 6 4 2 2 2 2 2 4"/>
    <style:font-face style:name="Noto Sans Devanagari" svg:font-family="Noto Sans Devanagari" style:font-family-generic="swiss" style:font-pitch="variable" svg:panose-1="2 11 5 2 4 5 4 2 2 4"/>
    <style:font-face style:name="Helvetica" svg:font-family="Helvetica" style:font-family-generic="system" style:font-pitch="variable" svg:panose-1="0 0 0 0 0 0 0 0 0 0"/>
    <style:font-face style:name="Times" svg:font-family="Times" style:font-family-generic="roman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fo:font-size="14pt" style:font-size-asian="14pt"/>
    </style:style>
    <style:style style:name="P2" style:parent-style-name="Standard" style:family="paragraph">
      <style:text-properties fo:font-weight="bold" style:font-weight-asian="bold" fo:font-size="14pt" style:font-size-asian="14pt"/>
    </style:style>
    <style:style style:name="TableColumn4" style:family="table-column">
      <style:table-column-properties style:column-width="1.325in" style:use-optimal-column-width="false"/>
    </style:style>
    <style:style style:name="TableColumn5" style:family="table-column">
      <style:table-column-properties style:column-width="4.825in" style:use-optimal-column-width="false"/>
    </style:style>
    <style:style style:name="Table3" style:family="table">
      <style:table-properties style:width="6.15in" fo:margin-left="0.425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ScriptTableBullets1" style:family="paragraph"/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style:font-name-asian="Times" fo:font-size="14pt" style:font-size-asian="14pt"/>
    </style:style>
    <style:style style:name="T24" style:parent-style-name="Fuentedepárrafopredeter." style:family="text">
      <style:text-properties fo:font-size="14pt" style:font-size-asian="14pt"/>
    </style:style>
    <style:style style:name="P25" style:parent-style-name="Standard" style:family="paragraph">
      <style:paragraph-properties fo:break-before="page" fo:text-align="center"/>
    </style:style>
    <style:style style:name="T26" style:parent-style-name="Fuentedepárrafopredeter." style:family="text">
      <style:text-properties style:font-name-asian="Times" fo:font-weight="bold" style:font-weight-asian="bold" fo:font-size="14pt" style:font-size-asian="14pt"/>
    </style:style>
    <style:style style:name="T27" style:parent-style-name="Fuentedepárrafopredeter." style:family="text">
      <style:text-properties fo:font-weight="bold" style:font-weight-asian="bold" fo:font-size="14pt" style:font-size-asian="14pt"/>
    </style:style>
    <style:style style:name="P28" style:parent-style-name="Standard" style:family="paragraph">
      <style:paragraph-properties fo:text-align="center"/>
      <style:text-properties fo:font-weight="bold" style:font-weight-asian="bold" fo:font-size="14pt" style:font-size-asian="14pt"/>
    </style:style>
    <style:style style:name="TableColumn30" style:family="table-column">
      <style:table-column-properties style:column-width="1.325in" style:use-optimal-column-width="false"/>
    </style:style>
    <style:style style:name="TableColumn31" style:family="table-column">
      <style:table-column-properties style:column-width="4.825in" style:use-optimal-column-width="false"/>
    </style:style>
    <style:style style:name="Table29" style:family="table">
      <style:table-properties style:width="6.15in" fo:margin-left="0.425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criptTableBullets1" style:list-style-name="WW8Num3" style:family="paragraph"/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criptTableBullets1" style:family="paragraph">
      <style:paragraph-properties fo:margin-left="0.125in" fo:text-indent="-0.125in">
        <style:tab-stops>
          <style:tab-stop style:type="left" style:position="0.125in"/>
          <style:tab-stop style:type="left" style:position="0.25in"/>
        </style:tab-stops>
      </style:paragraph-properties>
    </style:style>
    <style:style style:name="P40" style:parent-style-name="ScriptTableBullets1" style:family="paragraph">
      <style:paragraph-properties fo:margin-left="0.125in" fo:text-indent="-0.125in">
        <style:tab-stops>
          <style:tab-stop style:type="left" style:position="0.125in"/>
          <style:tab-stop style:type="left" style:position="0.25in"/>
        </style:tab-stops>
      </style:paragraph-properties>
    </style:style>
    <style:style style:name="P41" style:parent-style-name="ScriptTableBullets1" style:family="paragraph">
      <style:paragraph-properties fo:margin-left="0.125in" fo:text-indent="-0.125in">
        <style:tab-stops>
          <style:tab-stop style:type="left" style:position="0.125in"/>
          <style:tab-stop style:type="left" style:position="0.25in"/>
        </style:tab-stops>
      </style:paragraph-properties>
    </style:style>
    <style:style style:name="P42" style:parent-style-name="ScriptTableBullets1" style:family="paragraph">
      <style:paragraph-properties fo:margin-left="0.125in" fo:text-indent="-0.125in">
        <style:tab-stops>
          <style:tab-stop style:type="left" style:position="0.125in"/>
          <style:tab-stop style:type="left" style:position="0.25in"/>
        </style:tab-stops>
      </style:paragraph-properties>
    </style:style>
    <style:style style:name="P43" style:parent-style-name="ScriptTableBullets1" style:family="paragraph">
      <style:paragraph-properties fo:margin-left="0.125in" fo:text-indent="-0.125in">
        <style:tab-stops>
          <style:tab-stop style:type="left" style:position="0.125in"/>
          <style:tab-stop style:type="left" style:position="0.25in"/>
        </style:tab-stops>
      </style:paragraph-properties>
    </style:style>
    <style:style style:name="P44" style:parent-style-name="ScriptTableBullets1" style:family="paragraph">
      <style:paragraph-properties fo:margin-left="0.125in" fo:text-indent="-0.125in">
        <style:tab-stops>
          <style:tab-stop style:type="left" style:position="0.125in"/>
          <style:tab-stop style:type="left" style:position="0.25in"/>
        </style:tab-stops>
      </style:paragraph-properties>
    </style:style>
    <style:style style:name="P45" style:parent-style-name="ScriptTableBullets1" style:family="paragraph">
      <style:paragraph-properties fo:margin-left="0.125in" fo:text-indent="-0.125in">
        <style:tab-stops>
          <style:tab-stop style:type="left" style:position="0.125in"/>
          <style:tab-stop style:type="left" style:position="0.25in"/>
        </style:tab-stops>
      </style:paragraph-properties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criptTableBullets1" style:family="paragraph">
      <style:paragraph-properties fo:margin-left="0.125in" fo:text-indent="-0.125in">
        <style:tab-stops>
          <style:tab-stop style:type="left" style:position="0.125in"/>
          <style:tab-stop style:type="left" style:position="0.25in"/>
        </style:tab-stops>
      </style:paragraph-properties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criptTableBullets1" style:family="paragraph">
      <style:paragraph-properties fo:margin-left="0.125in" fo:text-indent="-0.125in">
        <style:tab-stops>
          <style:tab-stop style:type="left" style:position="0.125in"/>
          <style:tab-stop style:type="left" style:position="0.25in"/>
        </style:tab-stops>
      </style:paragraph-properties>
    </style:style>
    <style:style style:name="P54" style:parent-style-name="ScriptTableBullets1" style:family="paragraph">
      <style:paragraph-properties fo:margin-left="0.125in" fo:text-indent="-0.125in">
        <style:tab-stops>
          <style:tab-stop style:type="left" style:position="0.125in"/>
          <style:tab-stop style:type="left" style:position="0.25in"/>
        </style:tab-stops>
      </style:paragraph-properties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criptTableBullets1" style:family="paragraph">
      <style:paragraph-properties fo:margin-left="0.125in" fo:text-indent="-0.125in">
        <style:tab-stops>
          <style:tab-stop style:type="left" style:position="0.125in"/>
          <style:tab-stop style:type="left" style:position="0.25in"/>
        </style:tab-stops>
      </style:paragraph-properties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criptTableBullets1" style:family="paragraph">
      <style:paragraph-properties fo:margin-left="0.125in" fo:text-indent="-0.125in">
        <style:tab-stops>
          <style:tab-stop style:type="left" style:position="0.125in"/>
          <style:tab-stop style:type="left" style:position="0.25in"/>
        </style:tab-stops>
      </style:paragraph-properties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criptTableBullets1" style:family="paragraph">
      <style:paragraph-properties fo:margin-left="0.125in" fo:text-indent="-0.125in">
        <style:tab-stops>
          <style:tab-stop style:type="left" style:position="0.125in"/>
          <style:tab-stop style:type="left" style:position="0.25in"/>
        </style:tab-stops>
      </style:paragraph-properties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ScriptTableBullets1" style:family="paragraph">
      <style:paragraph-properties fo:margin-left="0.125in" fo:text-indent="-0.125in">
        <style:tab-stops>
          <style:tab-stop style:type="left" style:position="0.125in"/>
          <style:tab-stop style:type="left" style:position="0.25in"/>
        </style:tab-stops>
      </style:paragraph-properties>
    </style:style>
    <style:style style:name="P74" style:parent-style-name="ScriptTableBullets1" style:family="paragraph">
      <style:paragraph-properties fo:margin-left="0.125in" fo:text-indent="-0.125in">
        <style:tab-stops>
          <style:tab-stop style:type="left" style:position="0.125in"/>
          <style:tab-stop style:type="left" style:position="0.25in"/>
        </style:tab-stops>
      </style:paragraph-properties>
    </style:style>
    <style:style style:name="P75" style:parent-style-name="ScriptTableBullets1" style:family="paragraph">
      <style:paragraph-properties fo:margin-left="0.125in" fo:text-indent="-0.125in">
        <style:tab-stops>
          <style:tab-stop style:type="left" style:position="0.125in"/>
          <style:tab-stop style:type="left" style:position="0.25in"/>
        </style:tab-stops>
      </style:paragraph-properties>
    </style:style>
    <style:style style:name="P76" style:parent-style-name="ScriptTableBullets1" style:family="paragraph">
      <style:paragraph-properties fo:margin-left="0.125in" fo:text-indent="-0.125in">
        <style:tab-stops>
          <style:tab-stop style:type="left" style:position="0.125in"/>
          <style:tab-stop style:type="left" style:position="0.25in"/>
        </style:tab-stops>
      </style:paragraph-properties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criptTableBullets1" style:family="paragraph"/>
    <style:style style:name="P87" style:parent-style-name="ScriptTableBullets1" style:family="paragraph"/>
    <style:style style:name="P88" style:parent-style-name="ScriptTableBullets1" style:family="paragraph"/>
    <style:style style:name="P89" style:parent-style-name="ScriptTableBullets1" style:family="paragraph"/>
    <style:style style:name="P90" style:parent-style-name="ScriptTableBullets1" style:family="paragraph"/>
    <style:style style:name="P91" style:parent-style-name="ScriptTableBullets1" style:family="paragraph"/>
    <style:style style:name="P92" style:parent-style-name="ScriptTableBullets1" style:family="paragraph"/>
    <style:style style:name="P93" style:parent-style-name="ScriptTableBullets1" style:family="paragraph"/>
    <style:style style:name="TableRow94" style:family="table-row">
      <style:table-row-properties style:use-optimal-row-height="false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rd" style:family="paragraph">
      <style:text-properties fo:font-weight="bold" style:font-weight-asian="bold" fo:font-size="14pt" style:font-size-asian="14pt"/>
    </style:style>
  </office:automatic-styles>
  <office:body>
    <office:text text:use-soft-page-breaks="true">
      <text:p text:style-name="P1">C++ Coding Standard</text:p>
      <text:p text:style-name="P2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ScriptTableHeader">Purpose</text:p>
          </table:table-cell>
          <table:table-cell table:style-name="TableCell8">
            <text:p text:style-name="P9">To guide implementation of C++ programs</text:p>
          </table:table-cell>
        </table:table-row>
        <table:table-row table:style-name="TableRow10">
          <table:table-cell table:style-name="TableCell11">
            <text:p text:style-name="ScriptTableHeader">Program Headers</text:p>
          </table:table-cell>
          <table:table-cell table:style-name="TableCell12">
            <text:p text:style-name="ScriptTableText">Begin all programs with a descriptive header.</text:p>
          </table:table-cell>
        </table:table-row>
        <table:table-row table:style-name="TableRow13">
          <table:table-cell table:style-name="TableCell14">
            <text:p text:style-name="ScriptTableHeader">Header Format</text:p>
          </table:table-cell>
          <table:table-cell table:style-name="TableCell15">
            <text:p text:style-name="ScriptTableText">/******************************************************************/</text:p>
            <text:p text:style-name="ScriptTableText">/* Program Assignment: <text:s/>the program number <text:s text:c="56"/>*/</text:p>
            <text:p text:style-name="ScriptTableText">/* Name: <text:s text:c="26"/>your name <text:s text:c="71"/>*/</text:p>
            <text:p text:style-name="ScriptTableText">/* Date: <text:s text:c="28"/>the date you started developing the program <text:s text:c="18"/>*/</text:p>
            <text:p text:style-name="ScriptTableText">/* Description: <text:s text:c="17"/>a short description of the program and what it does <text:s text:c="7"/>*/</text:p>
            <text:p text:style-name="ScriptTableText">/******************************************************************/</text:p>
          </table:table-cell>
        </table:table-row>
        <table:table-row table:style-name="TableRow16">
          <table:table-cell table:style-name="TableCell17">
            <text:p text:style-name="ScriptTableHeader">Listing Contents</text:p>
          </table:table-cell>
          <table:table-cell table:style-name="TableCell18">
            <text:p text:style-name="ScriptTableText">Provide a summary of the listing contents</text:p>
          </table:table-cell>
        </table:table-row>
        <table:table-row table:style-name="TableRow19">
          <table:table-cell table:style-name="TableCell20">
            <text:p text:style-name="ScriptTableHeader">Contents Example</text:p>
          </table:table-cell>
          <table:table-cell table:style-name="TableCell21">
            <text:p text:style-name="ScriptTableText">/******************************************************************/</text:p>
            <text:p text:style-name="ScriptTableText">/* Listing Contents: <text:s text:c="98"/>*/</text:p>
            <text:p text:style-name="ScriptTableText">/* <text:s text:c="3"/>Reuse instructions <text:s text:c="93"/>*/</text:p>
            <text:p text:style-name="ScriptTableText">/* <text:s text:c="3"/>Modification instructions <text:s text:c="82"/>*/</text:p>
            <text:p text:style-name="ScriptTableText">/* <text:s text:c="3"/>Compilation instructions <text:s text:c="83"/>*/</text:p>
            <text:p text:style-name="ScriptTableText">/* <text:s text:c="3"/>Includes <text:s text:c="109"/>*/</text:p>
            <text:p text:style-name="ScriptTableText">/* <text:s text:c="3"/>Class declarations: <text:s text:c="93"/>*/</text:p>
            <text:p text:style-name="ScriptTableText">/* <text:s text:c="8"/>CData <text:s text:c="108"/>*/</text:p>
            <text:p text:style-name="ScriptTableText">/* <text:s text:c="8"/>ASet <text:s text:c="110"/>*/</text:p>
            <text:p text:style-name="ScriptTableText">/* <text:s text:c="2"/>Source code in c:/classes/CData.cpp: <text:s text:c="65"/>*/</text:p>
            <text:p text:style-name="ScriptTableText">/* <text:s text:c="8"/>CData <text:s text:c="108"/>*/</text:p>
            <text:p text:style-name="ScriptTableText">/* <text:s text:c="8"/>CData() <text:s text:c="105"/>*/</text:p>
            <text:p text:style-name="ScriptTableText">/* <text:s text:c="8"/>Empty() <text:s text:c="105"/>*/</text:p>
            <text:p text:style-name="ScriptTableText">/******************************************************************/</text:p>
          </table:table-cell>
        </table:table-row>
      </table:table>
      <text:p text:style-name="P22"><text:span text:style-name="T23"><text:s/></text:span><text:span text:style-name="T24">(continued)</text:span></text:p>
      <text:soft-page-break/>
      <text:p text:style-name="P25"><text:span text:style-name="T26"><text:s/></text:span><text:span text:style-name="T27">C++ Coding Standard (continued)</text:span></text:p>
      <text:p text:style-name="P28"/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ScriptTableHeader">Reuse Instructions</text:p>
          </table:table-cell>
          <table:table-cell table:style-name="TableCell34">
            <text:list text:style-name="WW8Num3">
              <text:list-item text:start-value="0">
                <text:p text:style-name="P35">Describe how the program is used: declaration format, parameter values, types, and formats.</text:p>
              </text:list-item>
              <text:list-item>
                <text:p text:style-name="ScriptTableBullets1">Provide warnings of illegal values, overflow conditions, or other conditions that could potentially result in improper operation.</text:p>
              </text:list-item>
            </text:list>
          </table:table-cell>
        </table:table-row>
        <table:table-row table:style-name="TableRow36">
          <table:table-cell table:style-name="TableCell37">
            <text:p text:style-name="ScriptTableHeader">Reuse Instruction Example</text:p>
          </table:table-cell>
          <table:table-cell table:style-name="TableCell38">
            <text:p text:style-name="P39">/******************************************************************/</text:p>
            <text:p text:style-name="P40">/* <text:s text:c="3"/>Reuse instructions <text:s text:c="93"/>*/</text:p>
            <text:p text:style-name="P41">/* <text:s text:c="9"/>int PrintLine(char *line_of_character) <text:s text:c="56"/>*/</text:p>
            <text:p text:style-name="P42">/* <text:s text:c="9"/>Purpose: to print string, ‘line_of_character’, on one print line <text:s text:c="19"/>*/</text:p>
            <text:p text:style-name="P43">/* <text:s text:c="9"/>Limitations: the line length must not exceed LINE_LENGTH <text:s text:c="18"/>*/</text:p>
            <text:p text:style-name="P44">/* <text:s text:c="9"/>Return 0 if printer not ready to print, else 1 <text:s text:c="48"/>*/</text:p>
            <text:p text:style-name="P45">/******************************************************************/</text:p>
          </table:table-cell>
        </table:table-row>
        <table:table-row table:style-name="TableRow46">
          <table:table-cell table:style-name="TableCell47">
            <text:p text:style-name="ScriptTableHeader">Identifiers</text:p>
          </table:table-cell>
          <table:table-cell table:style-name="TableCell48">
            <text:p text:style-name="P49">Use descriptive names for all variable, function names, constants, and other identifiers. <text:s/>Avoid abbreviations or single-letter variables.</text:p>
          </table:table-cell>
        </table:table-row>
        <table:table-row table:style-name="TableRow50">
          <table:table-cell table:style-name="TableCell51">
            <text:p text:style-name="ScriptTableHeader">Identifier Example</text:p>
          </table:table-cell>
          <table:table-cell table:style-name="TableCell52">
            <text:p text:style-name="P53">Int number_of_students; <text:s text:c="25"/>/* <text:s/>This is GOOD */</text:p>
            <text:p text:style-name="P54">Float: x4, j, ftave; <text:s text:c="36"/>/* <text:s/>This is BAD */</text:p>
          </table:table-cell>
        </table:table-row>
        <table:table-row table:style-name="TableRow55">
          <table:table-cell table:style-name="TableCell56">
            <text:p text:style-name="ScriptTableHeader">Comments</text:p>
          </table:table-cell>
          <table:table-cell table:style-name="TableCell57">
            <text:list text:style-name="WW8Num3" text:continue-numbering="true">
              <text:list-item>
                <text:p text:style-name="ScriptTableBullets1">Document the code so the reader can understand its operation.</text:p>
              </text:list-item>
              <text:list-item>
                <text:p text:style-name="ScriptTableBullets1">Comments should explain both the purpose and behavior of the code.</text:p>
              </text:list-item>
              <text:list-item>
                <text:p text:style-name="ScriptTableBullets1">Comment variable declarations to indicate their purpose.</text:p>
              </text:list-item>
            </text:list>
          </table:table-cell>
        </table:table-row>
        <table:table-row table:style-name="TableRow58">
          <table:table-cell table:style-name="TableCell59">
            <text:p text:style-name="ScriptTableHeader">Good Comment</text:p>
          </table:table-cell>
          <table:table-cell table:style-name="TableCell60">
            <text:p text:style-name="P61">If(record_count &gt; limit) <text:s/>/* have all records been processed? <text:s text:c="33"/>*/</text:p>
          </table:table-cell>
        </table:table-row>
        <table:table-row table:style-name="TableRow62">
          <table:table-cell table:style-name="TableCell63">
            <text:p text:style-name="ScriptTableHeader">Bad Comment</text:p>
          </table:table-cell>
          <table:table-cell table:style-name="TableCell64">
            <text:p text:style-name="P65">If(record_count &gt; limit) <text:s/>/* check if record count exceeds limit <text:s text:c="30"/>*/</text:p>
          </table:table-cell>
        </table:table-row>
        <table:table-row table:style-name="TableRow66">
          <table:table-cell table:style-name="TableCell67">
            <text:p text:style-name="ScriptTableHeader">Major Sections</text:p>
          </table:table-cell>
          <table:table-cell table:style-name="TableCell68">
            <text:p text:style-name="P69">Precede major program sections by a block comment that describes the processing done in the next section.</text:p>
          </table:table-cell>
        </table:table-row>
        <table:table-row table:style-name="TableRow70">
          <table:table-cell table:style-name="TableCell71">
            <text:p text:style-name="ScriptTableHeader">Example</text:p>
          </table:table-cell>
          <table:table-cell table:style-name="TableCell72">
            <text:p text:style-name="P73">/******************************************************************/</text:p>
            <text:p text:style-name="P74">/* <text:s text:c="3"/>The program section examines the contents of the array ‘grades’ and calcu- <text:s text:c="2"/>*/</text:p>
            <text:p text:style-name="P75">/* <text:s text:c="3"/>lates the average class grade. <text:s text:c="77"/>*/</text:p>
            <text:p text:style-name="P76">/******************************************************************/</text:p>
          </table:table-cell>
        </table:table-row>
        <table:table-row table:style-name="TableRow77">
          <table:table-cell table:style-name="TableCell78">
            <text:p text:style-name="ScriptTableHeader">Blank Spaces</text:p>
          </table:table-cell>
          <table:table-cell table:style-name="TableCell79">
            <text:list text:style-name="WW8Num3" text:continue-numbering="true">
              <text:list-item>
                <text:p text:style-name="ScriptTableBullets1">Write programs with sufficient spacing so they do not appear crowded.</text:p>
              </text:list-item>
              <text:list-item>
                <text:p text:style-name="ScriptTableBullets1">Separate every program construct with at least one space.</text:p>
              </text:list-item>
            </text:list>
          </table:table-cell>
        </table:table-row>
        <table:table-row table:style-name="TableRow80">
          <table:table-cell table:style-name="TableCell81">
            <text:p text:style-name="ScriptTableHeader">Indenting</text:p>
          </table:table-cell>
          <table:table-cell table:style-name="TableCell82">
            <text:list text:style-name="WW8Num3" text:continue-numbering="true">
              <text:list-item>
                <text:p text:style-name="ScriptTableBullets1">Indent each brace level from the preceding level.</text:p>
              </text:list-item>
              <text:list-item>
                <text:p text:style-name="ScriptTableBullets1">Open and close braces should be on lines by themselves and aligned.</text:p>
              </text:list-item>
            </text:list>
          </table:table-cell>
        </table:table-row>
        <table:table-row table:style-name="TableRow83">
          <table:table-cell table:style-name="TableCell84">
            <text:p text:style-name="ScriptTableHeader">Indenting Example</text:p>
          </table:table-cell>
          <table:table-cell table:style-name="TableCell85">
            <text:p text:style-name="P86">while (miss_distance &gt; threshold)</text:p>
            <text:p text:style-name="P87">{</text:p>
            <text:p text:style-name="P88"><text:s text:c="3"/>success_code = move_robot (target _location);</text:p>
            <text:p text:style-name="P89"><text:s text:c="2"/>if (success_code == MOVE_FAILED)</text:p>
            <text:p text:style-name="P90"><text:s text:c="2"/>{</text:p>
            <text:p text:style-name="P91"><text:s text:c="5"/>printf(“The robot move has failed.\n”);</text:p>
            <text:p text:style-name="P92"><text:s text:c="2"/>}</text:p>
            <text:p text:style-name="P93">}</text:p>
          </table:table-cell>
        </table:table-row>
        <table:table-row table:style-name="TableRow94">
          <table:table-cell table:style-name="TableCell95">
            <text:p text:style-name="ScriptTableHeader">Capitalization</text:p>
          </table:table-cell>
          <table:table-cell table:style-name="TableCell96">
            <text:list text:style-name="WW8Num3" text:continue-numbering="true">
              <text:list-item>
                <text:p text:style-name="ScriptTableBullets1">Capitalize all defines.</text:p>
              </text:list-item>
              <text:list-item>
                <text:p text:style-name="ScriptTableBullets1">Lowercase all other identifiers and reserved words.</text:p>
              </text:list-item>
              <text:list-item>
                <text:p text:style-name="ScriptTableBullets1">To make them readable, user messages may use mixed case.</text:p>
              </text:list-item>
            </text:list>
          </table:table-cell>
        </table:table-row>
        <table:table-row table:style-name="TableRow97">
          <table:table-cell table:style-name="TableCell98">
            <text:p text:style-name="ScriptTableHeader">Capitalization Examples</text:p>
          </table:table-cell>
          <table:table-cell table:style-name="TableCell99">
            <text:p text:style-name="ScriptTableText">#define <text:s/>DEFAULT-NUMBER-OF-STUDENTS <text:s/>15</text:p>
            <text:p text:style-name="ScriptTableText">int class-size = DEFAULT-NUMBER-OF-STUDENTS;</text:p>
          </table:table-cell>
        </table:table-row>
      </table:table>
      <text:p text:style-name="P10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11 6 4 2 2 2 2 2 4"/>
    <style:font-face style:name="Noto Serif SC" svg:font-family="Noto Serif SC" style:font-family-generic="system" style:font-pitch="variable" svg:panose-1="2 11 6 4 2 2 2 2 2 4"/>
    <style:font-face style:name="Noto Sans Devanagari" svg:font-family="Noto Sans Devanagari" style:font-family-generic="swiss" style:font-pitch="variable" svg:panose-1="2 11 5 2 4 5 4 2 2 4"/>
    <style:font-face style:name="Helvetica" svg:font-family="Helvetica" style:font-family-generic="system" style:font-pitch="variable" svg:panose-1="0 0 0 0 0 0 0 0 0 0"/>
    <style:font-face style:name="Times" svg:font-family="Times" style:font-family-generic="roman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Liberation Serif" style:font-name-asian="Noto Serif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Maptitle" style:default-outline-level="1">
      <style:paragraph-properties fo:break-before="page" fo:text-align="center" fo:margin-top="0.1666in">
        <style:tab-stops>
          <style:tab-stop style:type="left" style:position="6.9305in"/>
        </style:tab-stops>
      </style:paragraph-properties>
      <style:text-properties style:font-name="Helvetica" style:font-name-asian="Helvetica" style:font-name-complex="Helvetica" fo:font-weight="bold" style:font-weight-asian="bold" fo:font-size="16pt" style:font-size-asian="16pt" fo:hyphenate="false"/>
    </style:style>
    <style:style style:name="Título2" style:display-name="Título 2" style:family="paragraph" style:parent-style-name="Standard" style:next-style-name="Maptitle" style:default-outline-level="2">
      <style:paragraph-properties fo:break-before="page" fo:text-align="center" fo:margin-bottom="0.1666in">
        <style:tab-stops>
          <style:tab-stop style:type="left" style:position="6.9305in"/>
        </style:tab-stops>
      </style:paragraph-properties>
      <style:text-properties style:font-name="Helvetica" style:font-name-asian="Helvetica" style:font-name-complex="Helvetica" fo:font-weight="bold" style:font-weight-asian="bold" fo:font-size="16pt" style:font-size-asian="16pt" fo:hyphenate="false"/>
    </style:style>
    <style:style style:name="Título3" style:display-name="Título 3" style:family="paragraph" style:parent-style-name="Maptitle" style:next-style-name="Blockline" style:default-outline-level="3">
      <style:paragraph-properties fo:break-before="page" fo:margin-right="-3.75in"/>
      <style:text-properties fo:hyphenate="false"/>
    </style:style>
    <style:style style:name="Título4" style:display-name="Título 4" style:family="paragraph" style:parent-style-name="Standard" style:next-style-name="Textodebloque" style:default-outline-level="4">
      <style:paragraph-properties fo:margin-right="5.75in"/>
      <style:text-properties fo:font-weight="bold" style:font-weight-asian="bold" fo:hyphenate="false"/>
    </style:style>
    <style:style style:name="Título5" style:display-name="Título 5" style:family="paragraph" style:parent-style-name="Standard" style:next-style-name="Sangríanormal" style:default-outline-level="5">
      <style:paragraph-properties fo:margin-left="0.5in">
        <style:tab-stops/>
      </style:paragraph-properties>
      <style:text-properties fo:font-weight="bold" style:font-weight-asian="bold" fo:font-size="10pt" style:font-size-asian="10pt" fo:hyphenate="false"/>
    </style:style>
    <style:style style:name="Título6" style:display-name="Título 6" style:family="paragraph" style:parent-style-name="Standard" style:next-style-name="Sangríanormal" style:default-outline-level="6">
      <style:paragraph-properties fo:margin-left="0.5in">
        <style:tab-stops/>
      </style:paragraph-properties>
      <style:text-properties fo:font-size="10pt" style:font-size-asian="10pt" style:text-underline-type="single" style:text-underline-style="solid" style:text-underline-width="auto" style:text-underline-mode="continuous" fo:hyphenate="false"/>
    </style:style>
    <style:style style:name="Título7" style:display-name="Título 7" style:family="paragraph" style:parent-style-name="Standard" style:next-style-name="Sangríanormal" style:default-outline-level="7">
      <style:paragraph-properties fo:margin-left="0.5in">
        <style:tab-stops/>
      </style:paragraph-properties>
      <style:text-properties fo:font-style="italic" style:font-style-asian="italic" fo:font-size="10pt" style:font-size-asian="10pt" fo:hyphenate="false"/>
    </style:style>
    <style:style style:name="Título8" style:display-name="Título 8" style:family="paragraph" style:parent-style-name="Standard" style:next-style-name="Sangríanormal" style:default-outline-level="8">
      <style:paragraph-properties fo:margin-left="0.5in">
        <style:tab-stops/>
      </style:paragraph-properties>
      <style:text-properties fo:font-style="italic" style:font-style-asian="italic" fo:font-size="10pt" style:font-size-asian="10pt" fo:hyphenate="false"/>
    </style:style>
    <style:style style:name="Título9" style:display-name="Título 9" style:family="paragraph" style:parent-style-name="Standard" style:next-style-name="Sangríanormal" style:default-outline-level="9">
      <style:paragraph-properties fo:margin-left="0.5in">
        <style:tab-stops/>
      </style:paragraph-properties>
      <style:text-properties fo:font-style="italic" style:font-style-asian="italic" fo:font-size="10pt" style:font-size-asian="10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" style:font-name-asian="Times New Roman" style:font-name-complex="Times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Author">
      <style:paragraph-properties fo:margin-top="1.5555in" fo:margin-left="2.4375in" fo:margin-right="-0.25in">
        <style:tab-stops/>
      </style:paragraph-properties>
      <style:text-properties style:font-name="Helvetica" style:font-name-asian="Helvetica" style:font-name-complex="Helvetica" fo:font-weight="bold" style:font-weight-asian="bold" fo:font-size="20pt" style:font-size-asian="20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Noto Sans Devanagari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hyphenate="false"/>
    </style:style>
    <style:style style:name="Maptitle" style:display-name="Map title" style:family="paragraph" style:parent-style-name="Standard" style:next-style-name="Blockline">
      <style:paragraph-properties fo:margin-bottom="0.1666in"/>
      <style:text-properties style:font-name="Helvetica" style:font-name-asian="Helvetica" style:font-name-complex="Helvetica" fo:font-weight="bold" style:font-weight-asian="bold" fo:font-size="16pt" style:font-size-asian="16pt" fo:hyphenate="false"/>
    </style:style>
    <style:style style:name="Textodebloque" style:display-name="Texto de bloque" style:family="paragraph" style:parent-style-name="Standard">
      <style:paragraph-properties fo:margin-left="1.5in">
        <style:tab-stops/>
      </style:paragraph-properties>
      <style:text-properties fo:hyphenate="false"/>
    </style:style>
    <style:style style:name="Blockline" style:display-name="Block line" style:family="paragraph" style:parent-style-name="Textodebloque" style:next-style-name="Título4">
      <style:paragraph-properties fo:border="0.0104in solid #000000" fo:padding="0in" style:shadow="none" fo:margin-top="0.1666in" fo:margin-left="1.375in" fo:margin-right="0.0694in">
        <style:tab-stops/>
      </style:paragraph-properties>
      <style:text-properties fo:font-size="10pt" style:font-size-asian="10pt" fo:hyphenate="false"/>
    </style:style>
    <style:style style:name="Sangríanormal" style:display-name="Sangría normal" style:family="paragraph" style:parent-style-name="Standard">
      <style:paragraph-properties fo:margin-left="0.5in">
        <style:tab-stops/>
      </style:paragraph-properties>
      <style:text-properties fo:font-size="10pt" style:font-size-asian="10pt" fo:hyphenate="false"/>
    </style:style>
    <style:style style:name="Contents4" style:display-name="Contents 4" style:family="paragraph" style:parent-style-name="Standard" style:next-style-name="Standard">
      <style:paragraph-properties fo:margin-left="1.5in" fo:margin-right="0.5in">
        <style:tab-stops>
          <style:tab-stop style:type="left" style:leader-style="dotted" style:leader-text="." style:position="5.75in"/>
          <style:tab-stop style:type="right" style:position="6in"/>
        </style:tab-stops>
      </style:paragraph-properties>
      <style:text-properties fo:font-style="italic" style:font-style-asian="italic" fo:font-size="10pt" style:font-size-asian="10pt" fo:hyphenate="false"/>
    </style:style>
    <style:style style:name="Contents3" style:display-name="Contents 3" style:family="paragraph" style:parent-style-name="Standard" style:next-style-name="Standard">
      <style:paragraph-properties fo:margin-left="0.625in" fo:margin-right="0.5in">
        <style:tab-stops>
          <style:tab-stop style:type="left" style:leader-style="dotted" style:leader-text="." style:position="5.75in"/>
          <style:tab-stop style:type="right" style:position="6in"/>
        </style:tab-stops>
      </style:paragraph-properties>
      <style:text-properties fo:font-size="10pt" style:font-size-asian="10pt" fo:hyphenate="false"/>
    </style:style>
    <style:style style:name="Contents2" style:display-name="Contents 2" style:family="paragraph" style:parent-style-name="Standard" style:next-style-name="Standard">
      <style:paragraph-properties fo:margin-left="0.25in" fo:margin-right="0.5in">
        <style:tab-stops>
          <style:tab-stop style:type="left" style:position="1in"/>
          <style:tab-stop style:type="left" style:leader-style="dotted" style:leader-text="." style:position="5.75in"/>
          <style:tab-stop style:type="right" style:position="6in"/>
        </style:tab-stops>
      </style:paragraph-properties>
      <style:text-properties fo:font-size="10pt" style:font-size-asian="10pt" fo:hyphenate="false"/>
    </style:style>
    <style:style style:name="Contents1" style:display-name="Contents 1" style:family="paragraph" style:parent-style-name="Standard" style:next-style-name="Standard">
      <style:paragraph-properties fo:margin-top="0.0555in" fo:margin-left="0.125in" fo:margin-right="0.5in">
        <style:tab-stops>
          <style:tab-stop style:type="left" style:position="1.125in"/>
          <style:tab-stop style:type="left" style:leader-style="dotted" style:leader-text="." style:position="5.75in"/>
          <style:tab-stop style:type="right" style:position="6in"/>
        </style:tab-stops>
      </style:paragraph-properties>
      <style:text-properties fo:font-weight="bold" style:font-weight-asian="bold" fo:font-size="10pt" style:font-size-asian="10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3.5in"/>
          <style:tab-stop style:type="right" style:position="6.9305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note" style:display-name="Footnote" style:family="paragraph" style:parent-style-name="Standard">
      <style:text-properties fo:font-size="10pt" style:font-size-asian="10pt" fo:hyphenate="false"/>
    </style:style>
    <style:style style:name="Blocklabel" style:display-name="Block label" style:family="paragraph" style:parent-style-name="Standard" style:next-style-name="Textodebloque">
      <style:paragraph-properties fo:margin-right="5.75in"/>
      <style:text-properties fo:font-weight="bold" style:font-weight-asian="bold" fo:hyphenate="false"/>
    </style:style>
    <style:style style:name="Continuedonnextpage" style:display-name="Continued on next page" style:family="paragraph" style:parent-style-name="Blockline" style:next-style-name="Maptitle">
      <style:paragraph-properties fo:border-top="0.0104in solid #000000" fo:border-left="none" fo:border-bottom="none" fo:border-right="none" fo:padding-top="0.0555in" fo:padding-left="0in" fo:padding-bottom="0in" fo:padding-right="0in" style:shadow="none" fo:text-align="end" style:line-height-at-least="0.1805in"/>
      <style:text-properties fo:font-style="italic" style:font-style-asian="italic" fo:hyphenate="false"/>
    </style:style>
    <style:style style:name="Tabletext" style:display-name="Table text" style:family="paragraph" style:parent-style-name="Standard">
      <style:paragraph-properties fo:margin-top="0.0277in" fo:margin-bottom="0.0277in"/>
      <style:text-properties fo:hyphenate="false"/>
    </style:style>
    <style:style style:name="Continuedtablelabel" style:display-name="Continued table label" style:family="paragraph" style:parent-style-name="Blocklabel" style:next-style-name="Textodebloque">
      <style:paragraph-properties fo:margin-right="0in"/>
      <style:text-properties fo:hyphenate="false"/>
    </style:style>
    <style:style style:name="Chaptertitle" style:display-name="Chapter title" style:family="paragraph" style:parent-style-name="Maptitle" style:next-style-name="Maptitle">
      <style:paragraph-properties fo:text-align="center"/>
      <style:text-properties fo:hyphenate="false"/>
    </style:style>
    <style:style style:name="Bullettext1" style:display-name="Bullet text 1" style:family="paragraph" style:parent-style-name="Textodebloque">
      <style:paragraph-properties fo:keep-with-next="always" fo:margin-left="0.125in" fo:text-indent="-0.125in">
        <style:tab-stops/>
      </style:paragraph-properties>
      <style:text-properties fo:hyphenate="false"/>
    </style:style>
    <style:style style:name="Memoline" style:display-name="Memo line" style:family="paragraph" style:parent-style-name="Blockline" style:next-style-name="Blocklabel">
      <style:paragraph-properties fo:margin-left="0in">
        <style:tab-stops/>
      </style:paragraph-properties>
      <style:text-properties style:font-name="Helvetica" style:font-name-asian="Helvetica" style:font-name-complex="Helvetica" fo:font-size="9pt" style:font-size-asian="9pt" fo:hyphenate="false"/>
    </style:style>
    <style:style style:name="Embeddedtable" style:display-name="Embedded table" style:family="paragraph" style:parent-style-name="Standard">
      <style:paragraph-properties fo:border="0.0104in solid #000000" fo:padding="0in" style:shadow="none" style:line-height-at-least="0.1805in" fo:margin-left="0.0555in" fo:margin-right="0.0833in">
        <style:tab-stops>
          <style:tab-stop style:type="left" style:position="0.1805in"/>
          <style:tab-stop style:type="left" style:position="2.375in"/>
        </style:tab-stops>
      </style:paragraph-properties>
      <style:text-properties fo:hyphenate="false"/>
    </style:style>
    <style:style style:name="Largeseriftext" style:display-name="Large serif text" style:family="paragraph" style:parent-style-name="Standard">
      <style:paragraph-properties fo:text-align="center"/>
      <style:text-properties fo:font-size="24pt" style:font-size-asian="24pt" fo:hyphenate="false"/>
    </style:style>
    <style:style style:name="Bullettext2" style:display-name="Bullet text 2" style:family="paragraph" style:parent-style-name="Bullettext1">
      <style:paragraph-properties fo:margin-left="1.8055in">
        <style:tab-stops/>
      </style:paragraph-properties>
      <style:text-properties fo:hyphenate="false"/>
    </style:style>
    <style:style style:name="Figure" style:display-name="Figure" style:family="paragraph" style:parent-style-name="Standard">
      <style:paragraph-properties fo:text-align="center" fo:margin-bottom="0.0416in"/>
      <style:text-properties style:font-name="Helvetica" style:font-name-asian="Helvetica" style:font-name-complex="Helvetica" fo:font-weight="bold" style:font-weight-asian="bold" fo:hyphenate="false"/>
    </style:style>
    <style:style style:name="Tablebullets1" style:display-name="Table bullets 1" style:family="paragraph" style:parent-style-name="Tabletext">
      <style:paragraph-properties fo:margin-left="0.125in" fo:text-indent="-0.125in">
        <style:tab-stops/>
      </style:paragraph-properties>
      <style:text-properties fo:hyphenate="false"/>
    </style:style>
    <style:style style:name="Tablebullets2" style:display-name="Table bullets 2" style:family="paragraph" style:parent-style-name="Tablebullets1">
      <style:paragraph-properties fo:margin-left="0.25in">
        <style:tab-stops/>
      </style:paragraph-properties>
      <style:text-properties fo:hyphenate="false"/>
    </style:style>
    <style:style style:name="TableEntry" style:display-name="Table Entry" style:family="paragraph" style:parent-style-name="Standard">
      <style:paragraph-properties fo:border="0.0104in solid #000000" fo:padding="0in" style:shadow="none"/>
      <style:text-properties style:font-name="Helvetica" style:font-name-asian="Helvetica" style:font-name-complex="Helvetica" fo:hyphenate="false"/>
    </style:style>
    <style:style style:name="Text" style:display-name="Text" style:family="paragraph" style:parent-style-name="Standard">
      <style:paragraph-properties fo:margin-bottom="0.0416in"/>
      <style:text-properties style:font-name="Helvetica" style:font-name-asian="Helvetica" style:font-name-complex="Helvetica" fo:hyphenate="false"/>
    </style:style>
    <style:style style:name="Author" style:display-name="Author" style:family="paragraph" style:parent-style-name="Standard" style:next-style-name="Fecha">
      <style:paragraph-properties fo:margin-top="0.1944in" fo:margin-left="2.8125in">
        <style:tab-stops/>
      </style:paragraph-properties>
      <style:text-properties style:font-name="Helvetica" style:font-name-asian="Helvetica" style:font-name-complex="Helvetica" fo:font-weight="bold" style:font-weight-asian="bold" fo:font-size="11pt" style:font-size-asian="11pt" fo:hyphenate="false"/>
    </style:style>
    <style:style style:name="Fecha" style:display-name="Fecha" style:family="paragraph" style:parent-style-name="Standard">
      <style:paragraph-properties fo:margin-top="0.0833in" fo:margin-left="3.1875in">
        <style:tab-stops/>
      </style:paragraph-properties>
      <style:text-properties style:font-name="Helvetica" style:font-name-asian="Helvetica" style:font-name-complex="Helvetica" fo:font-weight="bold" style:font-weight-asian="bold" fo:font-size="11pt" style:font-size-asian="11pt" fo:hyphenate="false"/>
    </style:style>
    <style:style style:name="logo" style:display-name="logo" style:family="paragraph" style:parent-style-name="Standard">
      <style:paragraph-properties fo:margin-top="0.0555in"/>
      <style:text-properties style:font-name="Helvetica" style:font-name-asian="Helvetica" style:font-name-complex="Helvetica" fo:font-size="10pt" style:font-size-asian="10pt" fo:hyphenate="false"/>
    </style:style>
    <style:style style:name="bars" style:display-name="bars" style:family="paragraph" style:parent-style-name="Standard">
      <style:paragraph-properties fo:text-align="end" fo:margin-top="0.125in" fo:margin-bottom="0.1944in" fo:line-height="0.0416in" fo:margin-left="0.75in">
        <style:tab-stops>
          <style:tab-stop style:type="left" style:leader-style="solid" style:leader-text="_" style:position="6in"/>
        </style:tab-stops>
      </style:paragraph-properties>
      <style:text-properties style:font-name="Helvetica" style:font-name-asian="Helvetica" style:font-name-complex="Helvetica" fo:font-size="10pt" style:font-size-asian="10pt" fo:hyphenate="false"/>
    </style:style>
    <style:style style:name="approval" style:display-name="approval" style:family="paragraph" style:parent-style-name="Standard">
      <style:paragraph-properties fo:text-align="end" fo:margin-top="2.5in" style:line-height-at-least="0.1527in"/>
      <style:text-properties style:font-name="Helvetica" style:font-name-asian="Helvetica" style:font-name-complex="Helvetica" fo:font-size="9pt" style:font-size-asian="9pt" fo:hyphenate="false"/>
    </style:style>
    <style:style style:name="Título" style:display-name="Título" style:family="paragraph" style:parent-style-name="Standard">
      <style:paragraph-properties fo:text-align="end" fo:margin-top="1.3888in" style:line-height-at-least="0.3611in"/>
      <style:text-properties style:font-name="Helvetica" style:font-name-asian="Helvetica" style:font-name-complex="Helvetica" fo:font-weight="bold" style:font-weight-asian="bold" fo:font-size="20pt" style:font-size-asian="20pt" fo:hyphenate="false"/>
    </style:style>
    <style:style style:name="author0" style:display-name="author" style:family="paragraph" style:parent-style-name="Standard">
      <style:paragraph-properties fo:text-align="end" fo:margin-top="0.1388in" style:line-height-at-least="0.2361in"/>
      <style:text-properties style:font-name="Helvetica" style:font-name-asian="Helvetica" style:font-name-complex="Helvetica" fo:font-weight="bold" style:font-weight-asian="bold" fo:font-size="16pt" style:font-size-asian="16pt" fo:hyphenate="false"/>
    </style:style>
    <style:style style:name="project" style:display-name="project" style:family="paragraph" style:parent-style-name="Standard">
      <style:paragraph-properties fo:text-align="end" fo:margin-top="0.0555in" style:line-height-at-least="0.1666in"/>
      <style:text-properties style:font-name="Helvetica" style:font-name-asian="Helvetica" style:font-name-complex="Helvetica" fo:font-size="10pt" style:font-size-asian="10pt" fo:hyphenate="false"/>
    </style:style>
    <style:style style:name="Textbodyindent" style:display-name="Text body indent" style:family="paragraph" style:parent-style-name="Standard">
      <style:paragraph-properties fo:margin-left="0.1263in" fo:text-indent="-0.1263in">
        <style:tab-stops/>
      </style:paragraph-properties>
      <style:text-properties fo:hyphenate="false"/>
    </style:style>
    <style:style style:name="ScriptTableHeader" style:display-name="ScriptTableHeader" style:family="paragraph">
      <style:paragraph-properties fo:widows="2" fo:orphans="2"/>
      <style:text-properties style:font-name="Arial" style:font-name-asian="Times New Roman" style:font-name-complex="Arial" fo:font-weight="bold" style:font-weight-asian="bold" fo:font-size="10pt" style:font-size-asian="10pt" style:font-size-complex="10pt" style:language-complex="ar" style:country-complex="SA" fo:hyphenate="false"/>
    </style:style>
    <style:style style:name="ScriptTableText" style:display-name="ScriptTableText" style:family="paragraph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ScriptTableBullets1" style:display-name="ScriptTableBullets1" style:family="paragraph" style:parent-style-name="ScriptTableText" style:list-style-name="WW8Num3">
      <style:paragraph-properties>
        <style:tab-stops>
          <style:tab-stop style:type="left" style:position="0in"/>
        </style:tab-stops>
      </style:paragraph-properties>
      <style:text-properties fo:hyphenate="false"/>
    </style:style>
    <style:style style:name="Textodeglobo" style:display-name="Texto de glob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 style:use-window-font-color="true"/>
    </style:style>
    <style:style style:name="WW8Num2z0" style:display-name="WW8Num2z0" style:family="text">
      <style:text-properties style:font-name="Symbol" style:font-name-asian="Symbol" style:font-name-complex="Symbol" style:use-window-font-color="true"/>
    </style:style>
    <style:style style:name="WW8Num3z0" style:display-name="WW8Num3z0" style:family="text"/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3z3" style:display-name="WW8Num3z3" style:family="text">
      <style:text-properties style:font-name="Symbol" style:font-name-asian="Symbol" style:font-name-complex="Symbol"/>
    </style:style>
    <style:style style:name="WW8Num4z0" style:display-name="WW8Num4z0" style:family="text">
      <style:text-properties style:font-name="Symbol" style:font-name-asian="Symbol" style:font-name-complex="Symbol" style:use-window-font-color="true"/>
    </style:style>
    <style:style style:name="WW8Num5z0" style:display-name="WW8Num5z0" style:family="text">
      <style:text-properties style:font-name="Symbol" style:font-name-asian="Symbol" style:font-name-complex="Symbol" style:use-window-font-color="true"/>
    </style:style>
    <style:style style:name="WW8Num6z0" style:display-name="WW8Num6z0" style:family="text">
      <style:text-properties style:font-name="Symbol" style:font-name-asian="Symbol" style:font-name-complex="Symbol" style:use-window-font-color="true"/>
    </style:style>
    <style:style style:name="FootnoteSymbol" style:display-name="Footnote Symbol" style:family="text">
      <style:text-properties style:text-position="0% 100%" fo:font-size="8pt" style:font-size-asian="8pt"/>
    </style:style>
    <style:style style:name="WW_CharLFO1LVL1" style:family="text">
      <style:text-properties style:font-name="Symbol" style:font-name-complex="Symbol" style:use-window-font-color="true"/>
    </style:style>
    <text:list-style style:name="WW8Num1" style:display-name="WW8Num1">
      <text:list-level-style-bullet text:level="1" text:style-name="WW_CharLFO1LVL1" text:bullet-char="">
        <style:list-level-properties text:space-before="0in" text:min-label-width="0.1in" text:list-level-position-and-space-mode="label-alignment">
          <style:list-level-label-alignment text:label-followed-by="listtab" fo:margin-left="0.1in" fo:text-indent="-0.1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 style:font-name-complex="Symbol" style:use-window-font-color="true"/>
    </style:style>
    <text:list-style style:name="WW8Num2" style:display-name="WW8Num2">
      <text:list-level-style-bullet text:level="1" text:style-name="WW_CharLFO2LVL1" text:bullet-char="">
        <style:list-level-properties text:space-before="0in" text:min-label-width="0.1in" text:list-level-position-and-space-mode="label-alignment">
          <style:list-level-label-alignment text:label-followed-by="listtab" fo:margin-left="0.1in" fo:text-indent="-0.1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="Liberation Serif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-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  <style:text-properties style:font-name="Liberation Serif"/>
      </text:list-level-style-bullet>
      <text:list-level-style-bullet text:level="2" text:style-name="WW_CharLFO3LVL2" text:bullet-char="o">
        <style:list-level-properties text:space-before="0.7375in" text:min-label-width="0.25in" text:list-level-position-and-space-mode="label-alignment">
          <style:list-level-label-alignment text:label-followed-by="listtab" fo:margin-left="0.98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375in" text:min-label-width="0.25in" text:list-level-position-and-space-mode="label-alignment">
          <style:list-level-label-alignment text:label-followed-by="listtab" fo:margin-left="1.48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375in" text:min-label-width="0.25in" text:list-level-position-and-space-mode="label-alignment">
          <style:list-level-label-alignment text:label-followed-by="listtab" fo:margin-left="1.98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375in" text:min-label-width="0.25in" text:list-level-position-and-space-mode="label-alignment">
          <style:list-level-label-alignment text:label-followed-by="listtab" fo:margin-left="2.48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375in" text:min-label-width="0.25in" text:list-level-position-and-space-mode="label-alignment">
          <style:list-level-label-alignment text:label-followed-by="listtab" fo:margin-left="2.98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375in" text:min-label-width="0.25in" text:list-level-position-and-space-mode="label-alignment">
          <style:list-level-label-alignment text:label-followed-by="listtab" fo:margin-left="3.48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375in" text:min-label-width="0.25in" text:list-level-position-and-space-mode="label-alignment">
          <style:list-level-label-alignment text:label-followed-by="listtab" fo:margin-left="3.98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375in" text:min-label-width="0.25in" text:list-level-position-and-space-mode="label-alignment">
          <style:list-level-label-alignment text:label-followed-by="listtab" fo:margin-left="4.487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style:font-name-complex="Symbol" style:use-window-font-color="true"/>
    </style:style>
    <text:list-style style:name="WW8Num4" style:display-name="WW8Num4">
      <text:list-level-style-bullet text:level="1" text:style-name="WW_CharLFO4LVL1" text:bullet-char="">
        <style:list-level-properties text:space-before="0in" text:min-label-width="0.1in" text:list-level-position-and-space-mode="label-alignment">
          <style:list-level-label-alignment text:label-followed-by="listtab" fo:margin-left="0.1in" fo:text-indent="-0.1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Symbol" style:font-name-complex="Symbol" style:use-window-font-color="true"/>
    </style:style>
    <text:list-style style:name="WW8Num5" style:display-name="WW8Num5">
      <text:list-level-style-bullet text:level="1" text:style-name="WW_CharLFO5LVL1" text:bullet-char="">
        <style:list-level-properties text:space-before="0in" text:min-label-width="0.1in" text:list-level-position-and-space-mode="label-alignment">
          <style:list-level-label-alignment text:label-followed-by="listtab" fo:margin-left="0.1in" fo:text-indent="-0.1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Symbol" style:font-name-complex="Symbol" style:use-window-font-color="true"/>
    </style:style>
    <text:list-style style:name="WW8Num6" style:display-name="WW8Num6">
      <text:list-level-style-bullet text:level="1" text:style-name="WW_CharLFO6LVL1" text:bullet-char="">
        <style:list-level-properties text:space-before="0in" text:min-label-width="0.1in" text:list-level-position-and-space-mode="label-alignment">
          <style:list-level-label-alignment text:label-followed-by="listtab" fo:margin-left="0.1in" fo:text-indent="-0.1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number:num-list-format style:name="NLF0"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75in" fo:margin-left="0.75in" fo:margin-bottom="0.75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Using PSP0 Process</dc:title>
    <dc:description/>
    <dc:subject>PSP0</dc:subject>
    <meta:initial-creator>Jim Over</meta:initial-creator>
    <dc:creator>Nicolas Pereira</dc:creator>
    <meta:creation-date>2026-04-03T16:01:00Z</meta:creation-date>
    <dc:date>2026-04-03T20:56:00Z</dc:date>
    <meta:print-date>2006-01-03T11:46:00Z</meta:print-date>
    <meta:template xlink:href="Normal.dotm" xlink:type="simple"/>
    <meta:editing-cycles>3</meta:editing-cycles>
    <meta:editing-duration>PT300S</meta:editing-duration>
    <meta:document-statistic meta:page-count="2" meta:paragraph-count="10" meta:word-count="817" meta:character-count="5302" meta:row-count="37" meta:non-whitespace-character-count="4495"/>
  </office:meta>
</office:document-meta>
</file>